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draw:marker-start="" draw:marker-start-width="0.227cm" draw:marker-end-width="0.227cm" draw:textarea-horizontal-align="justify" draw:textarea-vertical-align="middle" draw:auto-grow-height="false" fo:min-height="9.511cm" fo:min-width="19.675cm" fo:padding-top="0.134cm" fo:padding-bottom="0.134cm" fo:padding-left="0.259cm" fo:padding-right="0.25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401cm" fo:min-width="7.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1.02cm" fo:min-width="6.10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608cm" fo:min-width="19.693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766cm" fo:min-width="9.78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3.433cm" fo:min-width="12.708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3.12cm" fo:min-width="19.69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639cm" fo:min-width="7.37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66cm" fo:min-width="6.61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Courier1"/>
    </style:style>
    <style:style style:name="P5" style:family="paragraph">
      <style:paragraph-properties fo:text-align="center"/>
      <style:text-properties style:font-name="Courier1"/>
    </style:style>
    <style:style style:name="P6" style:family="paragraph">
      <style:paragraph-properties fo:text-align="start"/>
      <style:text-properties style:font-name="Courier1" fo:font-size="16pt" style:font-size-asian="16pt" style:font-size-complex="16pt"/>
    </style:style>
    <style:style style:name="P7" style:family="paragraph">
      <loext:graphic-properties draw:fill-color="#eeeeee"/>
      <style:paragraph-properties fo:text-align="start"/>
      <style:text-properties style:font-name="Courier1" fo:font-size="16pt" style:font-size-asian="16pt" style:font-size-complex="16pt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font-name="Courier1"/>
    </style:style>
    <style:style style:name="T2" style:family="text">
      <style:text-properties style:font-name="Courier1" fo:background-color="#ffff00"/>
    </style:style>
    <style:style style:name="T3" style:family="text">
      <style:text-properties style:font-name="Courier1" fo:background-color="#99ff33"/>
    </style:style>
    <style:style style:name="T4" style:family="text">
      <style:text-properties style:font-name="Courier1" fo:background-color="#66ffff"/>
    </style:style>
    <style:style style:name="T5" style:family="text">
      <style:text-properties fo:color="#ff0000" style:font-name="Courier1" fo:font-weight="bold" style:font-weight-asian="bold" style:font-weight-complex="bold"/>
    </style:style>
    <style:style style:name="T6" style:family="text">
      <style:text-properties style:font-name="Courier1" fo:background-color="#ff99ff"/>
    </style:style>
    <style:style style:name="T7" style:family="text">
      <style:text-properties fo:color="#0000ff" style:font-name="Courier1" fo:font-weight="bold" style:font-weight-asian="bold" style:font-weight-complex="bold"/>
    </style:style>
    <style:style style:name="T8" style:family="text">
      <style:text-properties fo:color="#ff0000" style:font-name="Courier1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Courier1" fo:font-size="16pt" style:font-size-asian="16pt" style:font-size-complex="16pt"/>
    </style:style>
    <style:style style:name="T10" style:family="text">
      <style:text-properties style:font-name="Courier1" fo:font-size="16pt" fo:background-color="#ffff00" style:font-size-asian="16pt" style:font-size-complex="16pt"/>
    </style:style>
    <style:style style:name="T11" style:family="text">
      <style:text-properties fo:color="#ff0000" style:font-name="Courier1"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style:font-name="Courier1" fo:font-size="16pt" fo:background-color="transparent" style:font-size-asian="16pt" style:font-size-complex="16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0.193cm" svg:height="9.779cm" svg:x="0.365cm" svg:y="3.286cm">
          <text:p text:style-name="P1"><text:span text:style-name="T1">@Input('</text:span><text:span text:style-name="T2">myDummyPosition</text:span><text:span text:style-name="T1">')</text:span></text:p>
          <text:p text:style-name="P1"><text:span text:style-name="T1">int </text:span><text:span text:style-name="T3">dbp_position</text:span><text:span text:style-name="T1">;</text:span></text:p>
          <text:p text:style-name="P1"><text:span text:style-name="T1"/></text:p>
          <text:p text:style-name="P1"><text:span text:style-name="T1">@Input('</text:span><text:span text:style-name="T2">myDummyOf</text:span><text:span text:style-name="T1">')</text:span></text:p>
          <text:p text:style-name="P1"><text:span text:style-name="T1">List&lt;String&gt; </text:span><text:span text:style-name="T3">dbp_of</text:span><text:span text:style-name="T1">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_viewContainer.get(0).setLocal('</text:span><text:span text:style-name="T4">pos</text:span><text:span text:style-name="T1">', </text:span><text:span text:style-name="T3">dbp_position</text:span><text:span text:style-name="T1">);</text:span></text:p>
          <text:p text:style-name="P1"><text:span text:style-name="T1">_viewContainer.get(0).setLocal('</text:span><text:span text:style-name="T4">\$implicit</text:span><text:span text:style-name="T1">',</text:span></text:p>
          <text:p text:style-name="P1"><text:span text:style-name="T3">dbp_of</text:span><text:span text:style-name="T1">[</text:span><text:span text:style-name="T3">dbp_position</text:span><text:span text:style-name="T1">]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2cm" svg:height="1.651cm" svg:x="2.143cm" svg:y="1.254cm">
          <text:p text:style-name="P2">data-bound property alias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2.524cm" svg:x2="6.08cm" svg:y2="4.175cm">
          <text:p/>
        </draw:line>
        <draw:custom-shape draw:style-name="gr4" draw:text-style-name="P2" draw:layer="layout" svg:width="6.604cm" svg:height="1.27cm" svg:x="12.684cm" svg:y="4.683cm">
          <text:p text:style-name="P2">data-bound propert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811cm" svg:y1="5.318cm" svg:x2="7.223cm" svg:y2="5.318cm">
          <text:p/>
        </draw:line>
        <draw:connector draw:style-name="gr5" draw:text-style-name="P2" draw:layer="layout" svg:x1="20.558cm" svg:y1="8.175cm" svg:x2="20.558cm" svg:y2="8.175cm" draw:start-shape="id1" draw:end-shape="id1" svg:d="M20558 8175z" svg:viewBox="0 0 1 1">
          <text:p/>
        </draw:connector>
        <draw:custom-shape draw:style-name="gr4" draw:text-style-name="P2" draw:layer="layout" svg:width="6.604cm" svg:height="1.27cm" svg:x="10.017cm" svg:y="7.477cm">
          <text:p text:style-name="P2">directive local nam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192cm" svg:y1="8.747cm" svg:x2="13.192cm" svg:y2="9.636cm">
          <text:p/>
        </draw:line>
        <draw:custom-shape draw:style-name="gr6" draw:text-style-name="P4" draw:layer="layout" svg:width="20.193cm" svg:height="6.858cm" draw:transform="skewX (0.00680678408277788) rotate (0.00680678408277789) translate (0.365cm 15.99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&lt;div *</text:span><text:span text:style-name="T5">myDummy</text:span><text:span text:style-name="T1">="let </text:span><text:span text:style-name="T6">color</text:span><text:span text:style-name="T1"> </text:span><text:span text:style-name="T2">of</text:span><text:span text:style-name="T1"> </text:span><text:span text:style-name="T7">colors</text:span><text:span text:style-name="T1">;</text:span></text:p>
          <text:p text:style-name="P1"><text:span text:style-name="T2">position</text:span><text:span text:style-name="T1">:</text:span><text:span text:style-name="T7">index</text:span><text:span text:style-name="T1">;</text:span></text:p>
          <text:p text:style-name="P1"><text:span text:style-name="T1">let </text:span><text:span text:style-name="T6">index</text:span><text:span text:style-name="T1">=</text:span><text:span text:style-name="T4">pos</text:span><text:span text:style-name="T1">;</text:span></text:p>
          <text:p text:style-name="P1"><text:span text:style-name="T1">...”&gt;</text:span></text:p>
          <text:p text:style-name="P1"><text:span text:style-name="T1"><text:s text:c="3"/></text:span><text:span text:style-name="T1">{{</text:span><text:span text:style-name="T6">color</text:span><text:span text:style-name="T1">}}</text:span></text:p>
          <text:p text:style-name="P1"><text:span text:style-name="T1"><text:s text:c="3"/></text:span><text:span text:style-name="T1">{{</text:span><text:span text:style-name="T6">index</text:span><text:span text:style-name="T1">}}</text:span></text:p>
          <text:p text:style-name="P1"><text:span text:style-name="T1">&lt;/div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287cm" svg:height="1.016cm" svg:x="0.238cm" svg:y="13.573cm">
          <text:p text:style-name="P2">input directive template variabl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208cm" svg:y1="11.795cm" svg:x2="9.001cm" svg:y2="16.113cm">
          <text:p/>
        </draw:line>
        <draw:line draw:style-name="gr3" draw:text-style-name="P3" draw:layer="layout" svg:x1="6.715cm" svg:y1="14.589cm" svg:x2="8.239cm" svg:y2="16.113cm">
          <text:p/>
        </draw:line>
        <draw:custom-shape draw:style-name="gr8" draw:text-style-name="P7" draw:layer="layout" svg:width="13.208cm" svg:height="3.683cm" svg:x="6.715cm" svg:y="18.145cm">
          <text:p text:style-name="P6"><text:span text:style-name="T8">myDummy</text:span><text:span text:style-name="T9"> + </text:span><text:span text:style-name="T10">position</text:span><text:span text:style-name="T9"> =&gt; </text:span><text:span text:style-name="T10">myDummyPosition</text:span></text:p>
          <text:p text:style-name="P6"><text:span text:style-name="T11">myDummy</text:span><text:span text:style-name="T12"> + </text:span><text:span text:style-name="T10">of</text:span><text:span text:style-name="T12"> =&gt; </text:span><text:span text:style-name="T10">myDummy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20.193cm" svg:height="3.37cm" draw:transform="skewX (0.00680678408277788) rotate (0.00680678408277789) translate (0.365cm 25.39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tatic const List&lt;String&gt; </text:span><text:span text:style-name="T7">colors</text:span><text:span text:style-name="T1"> = [...];</text:span></text:p>
          <text:p text:style-name="P1"><text:span text:style-name="T1">int </text:span><text:span text:style-name="T7">index</text:span><text:span text:style-name="T1"> = 0;</text:span></text:p>
          <text:p text:style-name="P1"><text:span text:style-name="T1">String color = colors[0]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874cm" svg:height="0.889cm" svg:x="13.7cm" svg:y="24.114cm">
          <text:p text:style-name="P8"><text:span text:style-name="T13">class AppCompon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112cm" svg:height="1.016cm" svg:x="13.827cm" svg:y="14.589cm">
          <text:p text:style-name="P8"><text:span text:style-name="T13">app_component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874cm" svg:height="0.889cm" svg:x="12.684cm" svg:y="2.17cm">
          <text:p text:style-name="P8"><text:span text:style-name="T13">class MyDummyDirecti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0:33:36.760798931</meta:creation-date>
    <dc:date>2018-12-30T22:33:08.235986674</dc:date>
    <meta:editing-duration>PT4M4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